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0.05pt"/>
    </style:style>
    <style:style style:name="ro1" style:family="table-row">
      <style:table-row-properties style:row-height="27.24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pt"/>
    </style:style>
    <style:style style:name="ce2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pt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pt"/>
    </style:style>
    <style:style style:name="ce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5" style:family="table-cell" style:parent-style-name="Default">
      <style:table-cell-properties fo:background-color="#bee3d3" style:text-align-source="fix" style:repeat-content="false" style:vertical-align="middle"/>
      <style:paragraph-properties fo:text-align="center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9" table:default-cell-style-name="Default"/>
        <table:table-row table:style-name="ro1" table:number-rows-repeated="5">
          <table:table-cell table:number-columns-repeated="10"/>
        </table:table-row>
        <table:table-row table:style-name="ro1">
          <table:table-cell/>
          <table:table-cell table:style-name="ce1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number-columns-repeated="4" table:style-name="ce4" office:value-type="float" office:value="0" calcext:value-type="float">
            <text:p>0</text:p>
          </table:table-cell>
          <table:table-cell table:number-columns-repeated="4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2" calcext:value-type="float">
            <text:p>2</text:p>
          </table:table-cell>
          <table:table-cell table:style-name="ce4" office:value-type="float" office:value="0" calcext:value-type="float">
            <text:p>0</text:p>
          </table:table-cell>
          <table:table-cell table:style-name="ce5" office:value-type="float" office:value="1" calcext:value-type="float">
            <text:p>1</text:p>
          </table:table-cell>
          <table:table-cell table:number-columns-repeated="6" table:style-name="ce4"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2" calcext:value-type="float">
            <text:p>2</text:p>
          </table:table-cell>
          <table:table-cell table:number-columns-repeated="5" table:style-name="ce4"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2" office:value-type="float" office:value="4" calcext:value-type="float">
            <text:p>4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number-columns-repeated="4" table:style-name="ce4"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2" office:value-type="float" office:value="7" calcext:value-type="float">
            <text:p>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3"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5" calcext:value-type="float">
            <text:p>5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4" calcext:value-type="float">
            <text:p>4</text:p>
          </table:table-cell>
          <table:table-cell table:number-columns-repeated="3"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3" calcext:value-type="float">
            <text:p>3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4" table:style-name="ce4"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2" office:value-type="float" office:value="8" calcext:value-type="float">
            <text:p>8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number-columns-repeated="2" table:style-name="ce4" office:value-type="float" office:value="3" calcext:value-type="float">
            <text:p>3</text:p>
          </table:table-cell>
          <table:table-cell table:number-columns-repeated="3"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</table:table-row>
        <table:table-row table:style-name="ro1" table:number-rows-repeated="104856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2">00/00/0000</text:date>, <text:time style:data-style-name="N2" text:time-value="11:51:58.06396262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31T19:54:16.842766739</meta:creation-date>
    <dc:date>2019-04-02T11:52:54.502999556</dc:date>
    <meta:editing-duration>PT56S</meta:editing-duration>
    <meta:editing-cycles>2</meta:editing-cycles>
    <meta:generator>LibreOffice/5.4.3.2$MacOSX_X86_64 LibreOffice_project/92a7159f7e4af62137622921e809f8546db437e5</meta:generator>
    <meta:document-statistic meta:table-count="1" meta:cell-count="80" meta:object-count="0"/>
  </office:meta>
</office:document-meta>
</file>